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13B22448FF2AF987.png" manifest:media-type="image/png"/>
  <manifest:file-entry manifest:full-path="Pictures/10000201000000D40000006FDD78A99758373C5A.png" manifest:media-type="image/png"/>
  <manifest:file-entry manifest:full-path="Pictures/10000901000015F000000B77E0595263AC1DDC4E.svg" manifest:media-type="image/svg+xml"/>
  <manifest:file-entry manifest:full-path="Pictures/10000201000000A3000001652E124F533D9915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solid" draw:fill-color="#d2a41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3.493cm" draw:transform="skewX (-0.000349065850398866) rotate (0.00610865238198015) translate (13.784cm 6.31cm)">
          <draw:image xlink:href="Pictures/10000201000000A3000001652E124F533D991590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6.6cm" svg:y="10.00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6.686cm" svg:y="10.09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6.771cm" svg:y="10.181cm">
              <text:p text:style-name="P3"><text:span text:style-name="T1">C</text:span><text:span text:style-name="T1">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8.4cm" svg:y="10.0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485cm" svg:y="10.0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8.572cm" svg:y="10.181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2.427cm 10.403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3.2cm" svg:y="10.181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8cm" svg:y="10.1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885cm" svg:y="10.2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972cm" svg:y="10.292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8.401cm" svg:y="10.0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486cm" svg:y="10.0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8.573cm" svg:y="10.182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6.771cm" svg:y="12.382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6.511cm" svg:y="10.0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6.596cm" svg:y="10.18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6.683cm" svg:y="10.27cm">
          <text:p text:style-name="P3"><text:span text:style-name="T2">f(</text:span><text:span text:style-name="T2">x</text:span><text:span text:style-name="T2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6.512cm" svg:y="10.0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6.597cm" svg:y="10.18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6.684cm" svg:y="10.271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6.6cm" svg:y="12.203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3.2cm" svg:y="12.1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8cm" svg:y="12.0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885cm" svg:y="12.0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972cm" svg:y="12.1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801cm" svg:y="10.1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886cm" svg:y="10.2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973cm" svg:y="10.293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6.8cm" svg:y="14.3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8.4cm" svg:y="14.2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485cm" svg:y="14.2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8.572cm" svg:y="14.3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6.771cm" svg:y="16.381cm"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8.571cm" svg:y="16.381cm">
          <text:p text:style-name="P3"><text:span text:style-name="T6">enc</text:span></text:p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9.6cm" svg:y1="17.203cm" svg:x2="15.2cm" svg:y2="17.203cm">
          <text:p/>
        </draw:line>
        <draw:custom-shape draw:style-name="gr4" draw:text-style-name="P5" draw:layer="layout" svg:width="1.029cm" svg:height="1.422cm" svg:x="8.571cm" svg:y="12.382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2.508cm" svg:height="1.644cm" svg:x="6.8cm" svg:y="8.203cm">
          <draw:image xlink:href="Pictures/10000201000001B90000012113B22448FF2AF9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5:09:11.606989797</dc:date>
    <meta:editing-duration>PT33M58S</meta:editing-duration>
    <meta:editing-cycles>6</meta:editing-cycles>
    <meta:generator>LibreOffice/5.1.6.2$Linux_X86_64 LibreOffice_project/10m0$Build-2</meta:generator>
    <meta:document-statistic meta:object-count="41"/>
  </office:meta>
</office:document-meta>
</file>